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Symbol" fo:font-size="24pt" style:font-name-asian="Symbol" style:font-size-asian="24pt" style:font-name-complex="Symbol" style:font-size-complex="24pt"/>
    </style:style>
    <style:style style:name="T3" style:family="text">
      <style:text-properties style:font-name="Liberation Sans" fo:font-size="24pt" style:font-name-asian="Symbol" style:font-size-asian="24pt" style:font-name-complex="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4.754cm" svg:y="2.563cm">
          <text:p text:style-name="P1">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455cm" svg:y="2.56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8.656cm" svg:y="8.365cm">
          <text:p text:style-name="P1">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4cm" svg:y1="3.833cm" svg:x2="12.455cm" svg:y2="3.834cm" draw:start-shape="id1" draw:start-glue-point="10" draw:end-shape="id2" draw:end-glue-point="6" svg:d="M7294 3833l5161 1" svg:viewBox="0 0 5162 2">
          <text:p text:style-name="P1"><text:span text:style-name="T1">-log(0.5)</text:span></text:p>
          <text:p text:style-name="P1"><text:span text:style-name="T1"/></text:p>
        </draw:connector>
        <draw:line draw:style-name="gr2" draw:text-style-name="P1" draw:layer="layout" svg:x1="13.69cm" svg:y1="5.138cm" svg:x2="11.216cm" svg:y2="9.625cm">
          <text:p text:style-name="P1"/>
          <text:p text:style-name="P1"><text:s text:c="7"/></text:p>
          <text:p text:style-name="P1"/>
        </draw:line>
        <draw:connector draw:style-name="gr3" draw:text-style-name="P1" draw:layer="layout" draw:type="line" svg:x1="8.656cm" svg:y1="9.635cm" svg:x2="6.024cm" svg:y2="5.103cm" draw:start-shape="id3" draw:start-glue-point="6" draw:end-shape="id1" draw:end-glue-point="8" svg:d="M8656 9635l-2632-4532" svg:viewBox="0 0 2633 4533">
          <text:p/>
        </draw:connector>
        <draw:frame draw:style-name="gr4" draw:text-style-name="P3" draw:layer="layout" svg:width="3.419cm" svg:height="1.204cm" svg:x="12.597cm" svg:y="6.633cm">
          <draw:text-box>
            <text:p><text:span text:style-name="T1">-log(10)</text:span></text:p>
          </draw:text-box>
        </draw:frame>
        <draw:frame draw:style-name="gr4" draw:text-style-name="P3" draw:layer="layout" svg:width="4.126cm" svg:height="1.204cm" svg:x="3.097cm" svg:y="6.633cm">
          <draw:text-box>
            <text:p><text:span text:style-name="T1">-log(0.21)</text:span></text:p>
          </draw:text-box>
        </draw:frame>
        <draw:frame draw:style-name="gr5" draw:text-style-name="P3" draw:layer="layout" svg:width="12.813cm" svg:height="1.356cm" svg:x="6.197cm" svg:y="11.833cm">
          <draw:text-box>
            <text:p text:style-name="P1"><text:span text:style-name="T1">-log(0.5 </text:span><text:span text:style-name="T2">´</text:span><text:span text:style-name="T3"> 10</text:span><text:span text:style-name="T1"> </text:span><text:span text:style-name="T2">´ 0.21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8T11:08:55.856045307</meta:creation-date>
    <dc:date>2016-06-28T11:46:42.473980000</dc:date>
    <dc:creator>elucterio </dc:creator>
    <meta:editing-duration>PT25M6S</meta:editing-duration>
    <meta:editing-cycles>9</meta:editing-cycles>
    <meta:generator>LibreOffice/4.2.8.2$Linux_X86_64 LibreOffice_project/420m0$Build-2</meta:generator>
    <meta:document-statistic meta:object-count="9"/>
  </office:meta>
</office:document-meta>
</file>